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aa6ea" officeooo:paragraph-rsid="004aa6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Potrzebuję zrobić coś wrodzaju content proxy service który będzie analizowac filmy na yt przed ich obejżeniem by wywalic content bloat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10T17:20:22.246404458</dc:date>
    <meta:editing-duration>PT20H21M4S</meta:editing-duration>
    <meta:editing-cycles>39</meta:editing-cycles>
    <meta:document-statistic meta:table-count="0" meta:image-count="0" meta:object-count="0" meta:page-count="1" meta:paragraph-count="1" meta:word-count="20" meta:character-count="136" meta:non-whitespace-character-count="117"/>
  </office:meta>
</office:document-meta>
</file>